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60000038FF0C985FDCF9EDC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3.5cm" fo:min-width="9.75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81d41a" draw:marker-start-width="0.359cm" draw:marker-end-width="0.359cm" draw:fill="none" draw:textarea-horizontal-align="justify" draw:textarea-vertical-align="middle" draw:auto-grow-height="false" fo:min-height="6.144cm" fo:min-width="9.64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800080" draw:marker-start-width="0.359cm" draw:marker-end-width="0.359cm" draw:fill="none" draw:textarea-horizontal-align="justify" draw:textarea-vertical-align="middle" draw:auto-grow-height="false" fo:min-height="7.144cm" fo:min-width="4.3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144cm" fo:min-width="6.64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2a6099" loext:opacity="100%"/>
    </style:style>
    <style:style style:name="P4" style:family="paragraph">
      <style:text-properties fo:color="#ffff00" loext:opacity="100%" fo:background-color="transparent"/>
    </style:style>
    <style:style style:name="P5" style:family="paragraph">
      <loext:graphic-properties draw:fill="none" draw:fill-color="#ffffff"/>
      <style:text-properties fo:color="#ffff00" loext:opacity="100%" fo:background-color="transparent"/>
    </style:style>
    <style:style style:name="P6" style:family="paragraph">
      <style:text-properties fo:color="#ff0000" loext:opacity="100%" fo:background-color="transparent"/>
    </style:style>
    <style:style style:name="P7" style:family="paragraph">
      <loext:graphic-properties draw:fill="none" draw:fill-color="#ffffff"/>
      <style:text-properties fo:color="#ff0000" loext:opacity="100%" fo:background-color="transparent"/>
    </style:style>
    <style:style style:name="P8" style:family="paragraph">
      <style:text-properties fo:color="#81d41a" loext:opacity="100%" fo:background-color="transparent"/>
    </style:style>
    <style:style style:name="P9" style:family="paragraph">
      <loext:graphic-properties draw:fill="none" draw:fill-color="#ffffff"/>
      <style:text-properties fo:color="#81d41a" loext:opacity="100%" fo:background-color="transparent"/>
    </style:style>
    <style:style style:name="P10" style:family="paragraph">
      <style:text-properties fo:color="#800080" loext:opacity="100%" fo:background-color="transparent"/>
    </style:style>
    <style:style style:name="P11" style:family="paragraph">
      <loext:graphic-properties draw:fill="none" draw:fill-color="#ffffff"/>
      <style:text-properties fo:color="#800080" loext:opacity="100%" fo:background-color="transparent"/>
    </style:style>
    <style:style style:name="T1" style:family="text">
      <style:text-properties fo:color="#ffff00" loext:opacity="100%" fo:background-color="transparent"/>
    </style:style>
    <style:style style:name="T2" style:family="text">
      <style:text-properties fo:color="#ff0000" loext:opacity="100%" fo:background-color="transparent"/>
    </style:style>
    <style:style style:name="T3" style:family="text">
      <style:text-properties fo:color="#81d41a" loext:opacity="100%" fo:background-color="transparent"/>
    </style:style>
    <style:style style:name="T4" style:family="text">
      <style:text-properties fo:color="#800080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887cm" svg:height="12.499cm" svg:x="1.113cm" svg:y="1.001cm">
          <draw:image xlink:href="Pictures/10000001000004860000038FF0C985FDCF9EDC09.png" xlink:type="simple" xlink:show="embed" xlink:actuate="onLoad" draw:mime-type="image/png">
            <text:p/>
          </draw:image>
        </draw:frame>
        <draw:custom-shape draw:style-name="gr2" draw:text-style-name="P2" draw:layer="layout" svg:width="10.25cm" svg:height="3.75cm" svg:x="1.25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25cm" svg:height="6.5cm" svg:x="1.25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5cm" svg:height="7.5cm" svg:x="11.75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7.25cm" svg:height="0.5cm" svg:x="1.25cm" svg:y="5.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5cm" svg:height="0.962cm" svg:x="1.15cm" svg:y="1.9cm">
          <draw:text-box>
            <text:p text:style-name="P4"><text:span text:style-name="T1">A</text:span></text:p>
          </draw:text-box>
        </draw:frame>
        <draw:frame draw:style-name="gr6" draw:text-style-name="P7" draw:layer="layout" svg:width="1.25cm" svg:height="0.962cm" svg:x="8.35cm" svg:y="5.65cm">
          <draw:text-box>
            <text:p text:style-name="P6"><text:span text:style-name="T2">B</text:span></text:p>
          </draw:text-box>
        </draw:frame>
        <draw:frame draw:style-name="gr6" draw:text-style-name="P9" draw:layer="layout" svg:width="1.25cm" svg:height="0.962cm" svg:x="11.5cm" svg:y="12.25cm">
          <draw:text-box>
            <text:p text:style-name="P8"><text:span text:style-name="T3">C</text:span></text:p>
          </draw:text-box>
        </draw:frame>
        <draw:frame draw:style-name="gr6" draw:text-style-name="P11" draw:layer="layout" svg:width="1.25cm" svg:height="0.962cm" svg:x="16cm" svg:y="9.5cm">
          <draw:text-box>
            <text:p text:style-name="P10"><text:span text:style-name="T4">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5T19:00:25.391317583</meta:creation-date>
    <dc:date>2024-08-06T15:34:34.660792574</dc:date>
    <meta:editing-duration>PT8M34S</meta:editing-duration>
    <meta:editing-cycles>2</meta:editing-cycles>
    <meta:generator>LibreOffice/7.3.7.2$Linux_X86_64 LibreOffice_project/30$Build-2</meta:generator>
    <meta:document-statistic meta:object-count="9"/>
  </office:meta>
</office:document-meta>
</file>